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Tests.serv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rrorTests.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rrorTests.badRequestBeforeRequestBodyConsum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Controller.handleAndThrow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Post( @ RequestBody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